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lng</text:p>
          </table:table-cell>
          <table:table-cell table:style-name="Default"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hockey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hockey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uash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eishockey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golf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eishockey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golf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>
          <table:filter>
            <table:filter-and>
              <table:filter-condition table:field-number="3" table:value="Sportplatz" table:operator="="/>
              <table:filter-condition table:field-number="4" table:value="Spielplatz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17:31.014000000</dc:date>
    <meta:editing-duration>PT12M56S</meta:editing-duration>
    <meta:editing-cycles>4</meta:editing-cycles>
    <meta:generator>LibreOffice/6.2.0.3$Windows_X86_64 LibreOffice_project/98c6a8a1c6c7b144ce3cc729e34964b47ce25d62</meta:generator>
    <meta:document-statistic meta:table-count="1" meta:cell-count="2744" meta:object-count="0"/>
  </office:meta>
</office:document-meta>
</file>